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6" style:family="table-cell" style:parent-style-name="Default">
      <style:text-properties fo:color="#0000f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21.9911485751286" calcext:value-type="float">
            <text:p>21.991148575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28.2842712474619" calcext:value-type="float">
            <text:p>28.2842712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8]*COS([.E5]))+[.B5]" office:value-type="float" office:value="78.2842712474619" calcext:value-type="float">
            <text:p>78.2842712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9]*SIN([.E5]))+[.B6]" office:value-type="float" office:value="50" calcext:value-type="float">
            <text:p>50</text:p>
          </table:table-cell>
          <table:table-cell/>
        </table:table-row>
      </table:table>
      <table:table table:name="calc" table:style-name="ta1">
        <table:shapes>
          <draw:frame draw:z-index="0" draw:style-name="gr1" draw:text-style-name="P1" svg:width="13.904cm" svg:height="13.642cm" svg:x="15.753cm" svg:y="0.16cm">
            <draw:object draw:notify-on-update-of-ranges="Graph.B8:Graph.B8 Graph.C8:Graph.C8 Graph.B2:Graph.B3 Graph.C2:Graph.C3 Graph.B3:Graph.B7 Graph.C3:Graph.C7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21.9911485751286" calcext:value-type="float">
            <text:p>21.99114857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6]*[Child.E4]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3" calcext:value-type="float">
            <text:p>3</text:p>
          </table:table-cell>
          <table:table-cell table:formula="of:=currentChildRotation/(ParentFaceDistance +(PI() -[Parent.E7] ))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1.24999999999999" calcext:value-type="float">
            <text:p>1.25</text:p>
          </table:table-cell>
          <table:table-cell table:formula="of:=[.B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21.7157287525381" calcext:value-type="float">
            <text:p>21.7157287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78.2842712474619" calcext:value-type="float">
            <text:p>7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[Parent.E7]" office:value-type="float" office:value="1.5707963267949" calcext:value-type="float">
            <text:p>1.5707963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8]*[.B17])" office:value-type="float" office:value="23.5619449019234" calcext:value-type="float">
            <text:p>23.5619449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29.845130209103" calcext:value-type="float">
            <text:p>29.8451302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 AND           ([.B4] &lt;= [.B19]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IF(   onCorner=1   ;   ParentWidth   ;   ParentWidth - ((ParentWidth*(PAFF + 1))  -  (childWidth*CAFF))    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radius</text:p>
          </table:table-cell>
          <table:table-cell table:formula="of:=SQRT(POWER(parentRadius;2)+POWER([.$B$24];2) - (2 * parentRadius * [.$B$24] * COS(RADIANS(180/ParentFaces))))" office:value-type="float" office:value="32.0156211871642" calcext:value-type="float">
            <text:p>32.0156211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RADIANS(180/ParentFaces))*MIN([.B24];parentRadius))/[.B25])" office:value-type="float" office:value="0.674740942223553" calcext:value-type="float">
            <text:p>0.6747409422</text:p>
          </table:table-cell>
          <table:table-cell table:formula="of:=DEGREES([.B26])" office:value-type="float" office:value="38.6598082540901" calcext:value-type="float">
            <text:p>38.6598082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27])" office:value-type="float" office:value="1.68145354796879" calcext:value-type="float">
            <text:p>1.681453548</text:p>
          </table:table-cell>
          <table:table-cell table:formula="of:=180 - (180/ParentFaces) - [.C26]" office:value-type="float" office:value="96.3401917459099" calcext:value-type="float">
            <text:p>96.3401917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([Parent.B3]/2);[.B26];[.B27])" office:value-type="float" office:value="1.68145354796879" calcext:value-type="float">
            <text:p>1.681453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6.39384252835348" calcext:value-type="float">
            <text:p>6.3938425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81.8198051533947" calcext:value-type="float">
            <text:p>81.8198051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53.5355339059327" calcext:value-type="float">
            <text:p>53.5355339059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6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8:Graph.B8 Graph.C8:Graph.C8 Graph.B2:Graph.B3 Graph.C2:Graph.C3 Graph.B3:Graph.B7 Graph.C3:Graph.C7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2]) * ParentInternalAngle))) + parentX" office:value-type="float" office:value="50" calcext:value-type="float">
            <text:p>50</text:p>
          </table:table-cell>
          <table:table-cell table:formula="of:=([Parent.$E$8]*SIN(parentRadians + ((PAFF+[.D2]) *ParentInternalAngle))) + parentY" office:value-type="float" office:value="21.7157287525381" calcext:value-type="float">
            <text:p>21.7157287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3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3]) *ParentInternalAngle))) + parentY" office:value-type="float" office:value="50" calcext:value-type="float">
            <text:p>50</text:p>
          </table:table-cell>
          <table:table-cell table:formula="of:=[.D2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4]) * ParentInternalAngle))) + parentX" office:value-type="float" office:value="50" calcext:value-type="float">
            <text:p>50</text:p>
          </table:table-cell>
          <table:table-cell table:formula="of:=([Parent.$E$8]*SIN(parentRadians + ((PAFF+[.D4]) *ParentInternalAngle))) + parentY" office:value-type="float" office:value="78.2842712474619" calcext:value-type="float">
            <text:p>78.2842712475</text:p>
          </table:table-cell>
          <table:table-cell table:formula="of:=[.D3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5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5]) *ParentInternalAngle))) + parentY" office:value-type="float" office:value="50" calcext:value-type="float">
            <text:p>50</text:p>
          </table:table-cell>
          <table:table-cell table:formula="of:=[.D4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6]) * ParentInternalAngle))) + parentX" office:value-type="float" office:value="50" calcext:value-type="float">
            <text:p>50</text:p>
          </table:table-cell>
          <table:table-cell table:formula="of:=([Parent.$E$8]*SIN(parentRadians + ((PAFF+[.D6]) *ParentInternalAngle))) + parentY" office:value-type="float" office:value="21.7157287525381" calcext:value-type="float">
            <text:p>21.7157287525</text:p>
          </table:table-cell>
          <table:table-cell table:formula="of:=[.D5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7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7]) *ParentInternalAngle))) + parentY" office:value-type="float" office:value="50" calcext:value-type="float">
            <text:p>50</text:p>
          </table:table-cell>
          <table:table-cell table:formula="of:=[.D6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81.8198051533947" calcext:value-type="float">
            <text:p>81.8198051534</text:p>
          </table:table-cell>
          <table:table-cell table:formula="of:=[calc.B31]" office:value-type="float" office:value="53.5355339059327" calcext:value-type="float">
            <text:p>53.5355339059</text:p>
          </table:table-cell>
          <table:table-cell/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/00/0000</text:date>, <text:time style:data-style-name="N2" text:time-value="12:52:30.758887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0T13:32:49.882208264</dc:date>
    <meta:editing-duration>PT5H49M5S</meta:editing-duration>
    <meta:editing-cycles>28</meta:editing-cycles>
    <meta:generator>LibreOffice/4.2.8.2$Linux_X86_64 LibreOffice_project/420m0$Build-2</meta:generator>
    <meta:document-statistic meta:table-count="5" meta:cell-count="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8198051533947">
                <text:p>81.8198051533947</text:p>
                <draw:g>
                  <svg:desc>Graph.B8:Graph.B8</svg:desc>
                </draw:g>
              </table:table-cell>
              <table:table-cell office:value-type="float" office:value="53.5355339059327">
                <text:p>53.5355339059327</text:p>
                <draw:g>
                  <svg:desc>Graph.C8:Graph.C8</svg:desc>
                </draw:g>
              </table:table-cell>
              <table:table-cell office:value-type="float" office:value="50">
                <text:p>50</text:p>
                <draw:g>
                  <svg:desc>Graph.B2:Graph.B3</svg:desc>
                </draw:g>
              </table:table-cell>
              <table:table-cell office:value-type="float" office:value="21.7157287525381">
                <text:p>21.7157287525381</text:p>
                <draw:g>
                  <svg:desc>Graph.C2:Graph.C3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7</svg:desc>
                </draw:g>
              </table:table-cell>
              <table:table-cell office:value-type="float" office:value="50">
                <text:p>50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8198051533947">
                <text:p>81.8198051533947</text:p>
                <draw:g>
                  <svg:desc>Graph.B8:Graph.B8</svg:desc>
                </draw:g>
              </table:table-cell>
              <table:table-cell office:value-type="float" office:value="53.5355339059327">
                <text:p>53.5355339059327</text:p>
                <draw:g>
                  <svg:desc>Graph.C8:Graph.C8</svg:desc>
                </draw:g>
              </table:table-cell>
              <table:table-cell office:value-type="float" office:value="50">
                <text:p>50</text:p>
                <draw:g>
                  <svg:desc>Graph.B2:Graph.B3</svg:desc>
                </draw:g>
              </table:table-cell>
              <table:table-cell office:value-type="float" office:value="21.7157287525381">
                <text:p>21.7157287525381</text:p>
                <draw:g>
                  <svg:desc>Graph.C2:Graph.C3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7</svg:desc>
                </draw:g>
              </table:table-cell>
              <table:table-cell office:value-type="float" office:value="50">
                <text:p>50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